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8ee" officeooo:paragraph-rsid="001a78ee"/>
    </style:style>
    <style:style style:name="T1" style:family="text">
      <style:text-properties officeooo:rsid="00246187"/>
    </style:style>
    <style:style style:name="T2" style:family="text">
      <style:text-properties officeooo:rsid="0024c4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networking-fundamentals-course/" text:style-name="Internet_20_link" text:visited-style-name="Visited_20_Internet_20_Link">HTTPS://CODERPROG.COM/NETWORKING-FUNDAMENTALS-COURSE/</text:a><text:span text:style-name="T2">10de19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7:55:16.500813532</meta:creation-date>
    <dc:date>2018-04-28T07:58:43.279126255</dc:date>
    <meta:editing-duration>PT7M13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59" meta:non-whitespace-character-count="59"/>
  </office:meta>
</office:document-meta>
</file>